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LVL9" text:bullet-char="▪">
        <style:list-level-properties text:list-level-position-and-space-mode="label-alignment">
          <style:list-level-label-alignment text:label-followed-by="listtab"/>
        </style:list-level-properties>
        <style:text-properties style:font-name="OpenSymbol"/>
      </text:list-level-style-bullet>
    </text:list-style>
    <style:style style:name="P1" style:parent-style-name="Headerleft" style:master-page-name="MP0" style:family="paragraph">
      <style:paragraph-properties fo:break-before="page"/>
    </style:style>
    <style:style style:name="P14" style:parent-style-name="Titel" style:family="paragraph">
      <style:text-properties style:font-name="Arial"/>
    </style:style>
    <style:style style:name="P15" style:parent-style-name="Textbody" style:family="paragraph">
      <style:paragraph-properties fo:text-align="center"/>
    </style:style>
    <style:style style:name="P16" style:parent-style-name="Textbody" style:family="paragraph">
      <style:paragraph-properties fo:text-align="center"/>
    </style:style>
    <style:style style:name="P17" style:parent-style-name="Verzeichnis1" style:family="paragraph">
      <style:paragraph-properties>
        <style:tab-stops>
          <style:tab-stop style:type="right" style:leader-style="dotted" style:leader-text="." style:position="6.6861in"/>
        </style:tab-stops>
      </style:paragraph-properties>
    </style:style>
    <style:style style:name="P18" style:parent-style-name="Verzeichnis1" style:family="paragraph">
      <style:paragraph-properties>
        <style:tab-stops>
          <style:tab-stop style:type="right" style:leader-style="dotted" style:leader-text="." style:position="6.6861in"/>
        </style:tab-stops>
      </style:paragraph-properties>
    </style:style>
    <style:style style:name="P19" style:parent-style-name="Verzeichnis2" style:family="paragraph">
      <style:paragraph-properties>
        <style:tab-stops>
          <style:tab-stop style:type="right" style:leader-style="dotted" style:leader-text="." style:position="6.5194in"/>
        </style:tab-stops>
      </style:paragraph-properties>
    </style:style>
    <style:style style:name="P20" style:parent-style-name="Verzeichnis2" style:family="paragraph">
      <style:paragraph-properties>
        <style:tab-stops>
          <style:tab-stop style:type="right" style:leader-style="dotted" style:leader-text="." style:position="6.5194in"/>
        </style:tab-stops>
      </style:paragraph-properties>
    </style:style>
    <style:style style:name="P21" style:parent-style-name="Verzeichnis2" style:family="paragraph">
      <style:paragraph-properties>
        <style:tab-stops>
          <style:tab-stop style:type="right" style:leader-style="dotted" style:leader-text="." style:position="6.5194in"/>
        </style:tab-stops>
      </style:paragraph-properties>
    </style:style>
    <style:style style:name="P22" style:parent-style-name="Verzeichnis2" style:family="paragraph">
      <style:paragraph-properties>
        <style:tab-stops>
          <style:tab-stop style:type="right" style:leader-style="dotted" style:leader-text="." style:position="6.5194in"/>
        </style:tab-stops>
      </style:paragraph-properties>
    </style:style>
    <style:style style:name="P23" style:parent-style-name="Überschrift1" style:family="paragraph">
      <style:paragraph-properties fo:break-before="page"/>
    </style:style>
    <style:style style:name="P24" style:parent-style-name="Textbody" style:family="paragraph"/>
    <style:style style:name="P25" style:parent-style-name="Textbody" style:family="paragraph"/>
    <style:style style:name="P26" style:parent-style-name="Textbody" style:family="paragraph"/>
    <style:style style:name="P27" style:parent-style-name="Textbody" style:family="paragraph"/>
    <style:style style:name="P28" style:parent-style-name="Textbody" style:family="paragraph">
      <style:paragraph-properties>
        <style:tab-stops>
          <style:tab-stop style:type="left" style:position="1.0312in"/>
        </style:tab-stops>
      </style:paragraph-properties>
    </style:style>
    <style:style style:name="P29" style:parent-style-name="Textbody" style:family="paragraph">
      <style:paragraph-properties>
        <style:tab-stops>
          <style:tab-stop style:type="left" style:position="1.0312in"/>
        </style:tab-stops>
      </style:paragraph-properties>
    </style:style>
  </office:automatic-styles>
  <office:body>
    <office:text text:use-soft-page-breaks="true">
      <text:p text:style-name="P1"/>
      <text:p text:style-name="P14">Bildverwaltung<text:line-break/>Bewertungssystem</text:p>
      <text:p text:style-name="P15"/>
      <text:p text:style-name="P16">Enhancement Specification</text:p>
      <text:p text:style-name="Textbody"/>
      <text:table-of-content text:name="_TOC0">
        <text:table-of-content-source text:outline-level="9" text:use-outline-level="true" text:use-index-marks="tru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17"><text:a xlink:href="#_Toc4868787" office:target-frame-name="_top" xlink:show="replace"><text:span text:style-name="Hyperlink">Beschreibung</text:span><text:tab/>2</text:a></text:p>
          <text:p text:style-name="P18"><text:a xlink:href="#_Toc4868788" office:target-frame-name="_top" xlink:show="replace"><text:span text:style-name="Hyperlink">Umzusetzende<text:s/></text:span><text:span text:style-name="Hyperlink">Funktionalitäten</text:span><text:tab/>2</text:a></text:p>
          <text:p text:style-name="P19"><text:a xlink:href="#_Toc4868789" office:target-frame-name="_top" xlink:show="replace"><text:span text:style-name="Hyperlink">Bewertung eines Bilds</text:span><text:tab/>2</text:a></text:p>
          <text:p text:style-name="P20"><text:a xlink:href="#_Toc4868790" office:target-frame-name="_top" xlink:show="replace"><text:span text:style-name="Hyperlink">Anzeige der Bewertung</text:span><text:tab/>2</text:a></text:p>
          <text:p text:style-name="P21"><text:a xlink:href="#_Toc4868791" office:target-frame-name="_top" xlink:show="replace"><text:span text:style-name="Hyperlink">Bildern eine Bewertung vergeben bzw. ändern</text:span><text:tab/>2</text:a></text:p>
          <text:p text:style-name="P22"><text:a xlink:href="#_Toc4868792" office:target-frame-name="_top" xlink:show="replace"><text:span text:style-name="Hyperlink">Suchen anhand von Bewer</text:span><text:span text:style-name="Hyperlink">tungskriterien</text:span><text:tab/>2</text:a></text:p>
        </text:index-body>
      </text:table-of-content>
      <text:p text:style-name="Textbody"/>
      <text:h text:style-name="P23" text:outline-level="1"><text:bookmark-start text:name="__RefHeading___Toc138_1310478478"/><text:bookmark-start text:name="_Toc4751754"/><text:bookmark-start text:name="_Toc4868787"/><text:soft-page-break/>Beschreibung<text:bookmark-end text:name="__RefHeading___Toc138_1310478478"/><text:bookmark-end text:name="_Toc4751754"/><text:bookmark-end text:name="_Toc4868787"/></text:h>
      <text:p text:style-name="Textbody">Mit dem Enhancement „Rating System“ soll im Allgemeinen die Funktion gegeben werden, Bilder bewerten zu können, hierbei sollen folgende Funktionalitäten hinzugefügt werden:</text:p>
      <text:list text:style-name="LFO1" text:continue-numbering="true">
        <text:list-item>
          <text:p text:style-name="P24">Bewertung eines Bilds</text:p>
        </text:list-item>
        <text:list-item>
          <text:p text:style-name="P25">Anzeige der Bewertung</text:p>
        </text:list-item>
        <text:list-item>
          <text:p text:style-name="P26">Bildern eine Bewertung vergeben bzw. ändern</text:p>
        </text:list-item>
        <text:list-item>
          <text:p text:style-name="P27">Suchen nach bestimmten Bewertungskriterien</text:p>
        </text:list-item>
      </text:list>
      <text:h text:style-name="Überschrift1" text:outline-level="1"><text:bookmark-start text:name="__RefHeading___Toc142_1310478478"/><text:bookmark-start text:name="_Toc4751756"/><text:bookmark-start text:name="_Toc4868788"/>Umzusetzende Funktionalitäten<text:bookmark-end text:name="__RefHeading___Toc142_1310478478"/><text:bookmark-end text:name="_Toc4751756"/><text:bookmark-end text:name="_Toc4868788"/></text:h>
      <text:h text:style-name="Überschrift2" text:outline-level="2"><text:bookmark-start text:name="_Toc4868789"/><text:bookmark-start text:name="_Toc4751760"/><text:bookmark-start text:name="_Toc4751757"/><text:bookmark-start text:name="__RefHeading___Toc217_1310478478"/>Bewertung eines Bilds<text:bookmark-end text:name="_Toc4868789"/></text:h>
      <text:p text:style-name="P28">Ein Bild<text:bookmark-end text:name="_Toc4751760"/><text:s/>bekommt als zusätzliche Information eine Bewertung.</text:p>
      <text:p text:style-name="P29">Dazu wird die Bild-Entität um ein weiteres Attribut<text:s/>erweitert, das die Bewertung als Byte mit einem<text:s/>begrenzten Wertebereich<text:s/>von 0 bis 5 darstellt. 0 steht gezielt für keine Bewertung, 1 bis 5 stellen die Bewertung dar.</text:p>
      <text:h text:style-name="Überschrift2" text:outline-level="2"><text:bookmark-start text:name="_Toc4868790"/>Anzeige der Bewertung<text:bookmark-end text:name="_Toc4751757"/><text:bookmark-end text:name="_Toc4868790"/></text:h>
      <text:p text:style-name="Textbody">Es soll möglich sein, in der Anzeige der Bild-Attribute die Bewertung des selektierten Bildes sehen zu können.</text:p>
      <text:p text:style-name="Textbody">Die Bewertung soll visuell durch eine Bewertungsskala dargestellt werden, bestehend aus 5 Sternen. Markierte Sterne werden gelb ausgefüllt, nichtmarkierte werden leergelassen und mit einem schwarzen Rand dargestellt.<text:s/>Wenn das Bild gar keine Bewertung besitzt,<text:s/>wird kein Stern gelb ausgefüllt. <text:s/></text:p>
      <text:h text:style-name="Überschrift2" text:outline-level="2"><text:bookmark-start text:name="_Toc4751758"/><text:bookmark-start text:name="_Toc4868791"/>Bildern eine Bewertung vergeben<text:bookmark-end text:name="_Toc4751758"/><text:s/>bzw. ändern<text:bookmark-end text:name="_Toc4868791"/></text:h>
      <text:p text:style-name="Textbody">Es soll möglich sein, mittels dem Attributen-Editor einem Bild entweder speziell keine Bewertung geben zu können, dargestellt durch<text:s/>einen extra Button, oder an einer Sternen-Skala die gewünschte Sternenanzahl<text:s/>auswählen<text:s/>zu können.</text:p>
      <text:h text:style-name="Überschrift2" text:outline-level="2"><text:bookmark-start text:name="_Toc4868792"/><text:bookmark-start text:name="_Toc4751764"/><text:bookmark-start text:name="_Toc4751759"/>Suchen anhand von Bewertungskriterien<text:bookmark-end text:name="_Toc4868792"/></text:h>
      <text:p text:style-name="Textbody">Es soll für den Nutzer möglich sein, mittels der Suchfunktion nach Bildern suchen zu können, die entweder eine konkrete Bewertung haben oder zwischen zwei unterschiedlichen Bewertungen liegen.<text:bookmark-end text:name="_Toc4751764"/><text:s/></text:p>
      <text:p text:style-name="Textbody">Die Suchfunktion wird um eine weitere<text:s/>Kategorie für die Bewertung erweitert.<text:s/><text:bookmark-end text:name="__RefHeading___Toc217_1310478478"/><text:bookmark-end text:name="_Toc4751759"/>Zudem erhält der Comparison Mode die Modis „is between“ und „is not between“, um zwischen zwei Bewertungen suchen zu können. Die Eingabe erfolgt durch<text:s/>ein Textfeld, in dem der Nutzer die gewünschte Bewertung als Zahl eingeben kann. Für die Suche zwischen zwei Bewertungen erscheinen dann zwei Textfelder, eine für die Mindestbewertung, die andere für die Maximalbewertu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Arial"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style:font-name="Arial"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style:font-name="Arial"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style:font-name="Arial" fo:font-size="10.5pt" style:font-size-asian="10.5pt" fo:hyphenate="false"/>
    </style:style>
    <style:style style:name="Liste" style:display-name="Liste" style:family="paragraph" style:parent-style-name="Textbody">
      <style:text-properties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Verzeichnis1" style:display-name="Verzeichnis 1" style:family="paragraph" style:parent-style-name="Standard" style:next-style-name="Standard" style:auto-update="true">
      <style:paragraph-properties fo:margin-bottom="0.0694in"/>
      <style:text-properties style:font-size-complex="10.5pt"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style:font-size-complex="10.5pt"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LVL9" text:bullet-char="▪">
        <style:list-level-properties text:list-level-position-and-space-mode="label-alignment">
          <style:list-level-label-alignment text:label-followed-by="listtab"/>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2875in"/>
      </style:footer-style>
    </style:page-layout>
    <style:style style:name="TableColumn3" style:family="table-column">
      <style:table-column-properties style:column-width="3.3465in" style:use-optimal-column-width="false"/>
    </style:style>
    <style:style style:name="TableColumn4" style:family="table-column">
      <style:table-column-properties style:column-width="3.3465in" style:use-optimal-column-width="false"/>
    </style:style>
    <style:style style:name="Table2" style:family="table">
      <style:table-properties style:width="6.693in" fo:margin-left="0.0381in" table:align="left"/>
    </style:style>
    <style:style style:name="TableRow5" style:family="table-row">
      <style:table-row-properties style:use-optimal-row-height="false"/>
    </style:style>
    <style:style style:name="TableCell6" style:family="table-cell">
      <style:table-cell-properties fo:border="none" style:writing-mode="lr-tb" fo:padding-top="0.0381in" fo:padding-left="0.0381in" fo:padding-bottom="0.0381in" fo:padding-right="0.0381in"/>
    </style:style>
    <style:style style:name="T7" style:parent-style-name="Absatz-Standardschriftart" style:family="text">
      <style:text-properties style:font-name="Arial"/>
    </style:style>
    <style:style style:name="T8" style:parent-style-name="Absatz-Standardschriftart" style:family="text">
      <style:text-properties style:font-name="Arial" fo:language="en" fo:country="GB"/>
    </style:style>
    <style:style style:name="T9" style:parent-style-name="Absatz-Standardschriftart" style:family="text">
      <style:text-properties style:font-name="Arial"/>
    </style:style>
    <style:style style:name="T10" style:parent-style-name="Absatz-Standardschriftart" style:family="text">
      <style:text-properties style:font-name="Arial" fo:language="en" fo:country="GB"/>
    </style:style>
    <style:style style:name="TableCell11" style:family="table-cell">
      <style:table-cell-properties fo:border="none" style:writing-mode="lr-tb" fo:padding-top="0.0381in" fo:padding-left="0.0381in" fo:padding-bottom="0.0381in" fo:padding-right="0.0381in"/>
    </style:style>
    <style:style style:name="P12" style:parent-style-name="TableContents" style:family="paragraph">
      <style:paragraph-properties fo:text-align="end"/>
      <style:text-properties style:font-name="Arial" fo:language="en" fo:country="GB"/>
    </style:style>
    <style:style style:name="P13" style:parent-style-name="Fußzeile" style:family="paragraph">
      <style:paragraph-properties fo:text-align="end"/>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TableContents"><text:span text:style-name="T7">Bildverwaltung:<text:s/></text:span><text:span text:style-name="T8">Enhancement</text:span><text:span text:style-name="T9"><text:s/></text:span><text:span text:style-name="T10">Specification</text:span></text:p>
            </table:table-cell>
            <table:table-cell table:style-name="TableCell11">
              <text:p text:style-name="P12">Bewertungssystem</text:p>
            </table:table-cell>
          </table:table-row>
        </table:table>
        <text:p text:style-name="Kopfzeile"/>
      </style:header>
      <style:footer>
        <text:p text:style-name="P13">Seite<text:s/><text:page-number text:fixed="false">3</text:page-number><text:s/>von<text:s/><text:page-count>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ennikow, Matthias</meta:initial-creator>
    <dc:creator>Matthias Sennikow</dc:creator>
    <meta:creation-date>2019-03-16T20:50:00Z</meta:creation-date>
    <dc:date>2019-03-30T20:46:00Z</dc:date>
    <meta:print-date>2019-03-30T19:06:00Z</meta:print-date>
    <meta:template xlink:href="Normal.dotm" xlink:type="simple"/>
    <meta:editing-cycles>14</meta:editing-cycles>
    <meta:editing-duration>PT0S</meta:editing-duration>
    <meta:document-statistic meta:page-count="2" meta:paragraph-count="4" meta:word-count="340" meta:character-count="2482" meta:row-count="17" meta:non-whitespace-character-count="2146"/>
  </office:meta>
</office:document-meta>
</file>